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Standard" style:list-style-name="L8">
      <style:paragraph-properties fo:text-align="start" style:justify-single-word="false"/>
      <style:text-properties style:font-name="Times New Roman" fo:font-size="14pt" officeooo:paragraph-rsid="00007c63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007c63"/>
    </style:style>
    <style:style style:name="P8" style:family="paragraph" style:parent-style-name="Standard" style:list-style-name="L2">
      <style:paragraph-properties fo:text-align="start" style:justify-single-word="false"/>
    </style:style>
    <style:style style:name="P9" style:family="paragraph" style:parent-style-name="Standard" style:list-style-name="L3">
      <style:paragraph-properties fo:text-align="start" style:justify-single-word="false"/>
      <style:text-properties officeooo:paragraph-rsid="00007c63"/>
    </style:style>
    <style:style style:name="P10" style:family="paragraph" style:parent-style-name="Standard" style:list-style-name="L4">
      <style:paragraph-properties fo:text-align="start" style:justify-single-word="false"/>
    </style:style>
    <style:style style:name="P11" style:family="paragraph" style:parent-style-name="Standard" style:list-style-name="L5">
      <style:paragraph-properties fo:text-align="start" style:justify-single-word="false"/>
    </style:style>
    <style:style style:name="P12" style:family="paragraph" style:parent-style-name="Standard" style:list-style-name="L7">
      <style:paragraph-properties fo:text-align="start" style:justify-single-word="false"/>
    </style:style>
    <style:style style:name="P13" style:family="paragraph" style:parent-style-name="Standard" style:list-style-name="L7">
      <style:paragraph-properties fo:text-align="start" style:justify-single-word="false"/>
      <style:text-properties officeooo:paragraph-rsid="00007c63"/>
    </style:style>
    <style:style style:name="P14" style:family="paragraph" style:parent-style-name="Standard" style:list-style-name="L8">
      <style:paragraph-properties fo:text-align="start" style:justify-single-word="false"/>
    </style:style>
    <style:style style:name="P15" style:family="paragraph" style:parent-style-name="Standard">
      <style:paragraph-properties fo:text-align="start" style:justify-single-word="false"/>
      <style:text-properties officeooo:paragraph-rsid="00007c63"/>
    </style:style>
    <style:style style:name="P16" style:family="paragraph" style:parent-style-name="Standard" style:list-style-name="L9">
      <style:paragraph-properties fo:text-align="start" style:justify-single-word="false"/>
      <style:text-properties officeooo:paragraph-rsid="00007c63"/>
    </style:style>
    <style:style style:name="P17" style:family="paragraph" style:parent-style-name="Standard">
      <style:paragraph-properties fo:text-align="start" style:justify-single-word="false" fo:break-before="page"/>
      <style:text-properties style:font-name="Times New Roman" fo:font-size="14pt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7c63"/>
    </style:style>
    <style:style style:name="T3" style:family="text">
      <style:text-properties fo:language="ru" fo:country="RU" officeooo:rsid="0000f249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fo:language="ru" fo:country="RU" style:font-size-asian="14pt" style:font-size-complex="14pt"/>
    </style:style>
    <style:style style:name="T6" style:family="text">
      <style:text-properties style:font-name="Times New Roman" fo:font-size="14pt" fo:language="ru" fo:country="RU" officeooo:rsid="00007c63" style:font-size-asian="14pt" style:font-size-complex="14pt"/>
    </style:style>
    <style:style style:name="T7" style:family="text">
      <style:text-properties style:font-name="Times New Roman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2cm" fo:text-indent="-0.635cm" fo:margin-left="7.11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Техническое задание на разработку ПО <text:span text:style-name="T2">службы доставки готовых блюд</text:span>.</text:p>
      <text:p text:style-name="P17"/>
      <text:p text:style-name="P1"/>
      <text:p text:style-name="P3">1. Общие сведения</text:p>
      <text:p text:style-name="P1">В документе содержится техническое задание для разработки ПО. Компания предоставляет комплекс услуг по <text:span text:style-name="T2">доставки еды на дом</text:span>.</text:p>
      <text:p text:style-name="P3">2. Назначение и цели создания системы.</text:p>
      <text:p text:style-name="P1">Задачей данного проекта является проектирование и реализация</text:p>
      <text:p text:style-name="P1">информационной системы, решающей следующие задачи:</text:p>
      <text:list xml:id="list396885672" text:style-name="L1">
        <text:list-item>
          <text:p text:style-name="P6"><text:span text:style-name="T6">Н</text:span><text:span text:style-name="T4">акопление информации, повышающей эффективность работы</text:span><text:span text:style-name="T5"> </text:span><text:span text:style-name="T6">персонала</text:span><text:span text:style-name="T5"> </text:span><text:span text:style-name="T4">компании;</text:span></text:p>
        </text:list-item>
        <text:list-item>
          <text:p text:style-name="P6"><text:span text:style-name="T6">П</text:span><text:span text:style-name="T4">овышение оперативности работы оператора компании;</text:span></text:p>
        </text:list-item>
        <text:list-item>
          <text:p text:style-name="P7"><text:span text:style-name="T6">Получение отчетов.</text:span></text:p>
        </text:list-item>
      </text:list>
      <text:p text:style-name="P3">3. Характеристика объектов автоматизации</text:p>
      <text:p text:style-name="P1">Предусматривается формирование и печать следующих документов:</text:p>
      <text:p text:style-name="P1">печать чека на заказ;</text:p>
      <text:list xml:id="list4056607230" text:style-name="L3">
        <text:list-item>
          <text:p text:style-name="P9"><text:span text:style-name="T6">Печать отчетов за день, за месяц, за год.</text:span></text:p>
        </text:list-item>
      </text:list>
      <text:list xml:id="list904305189" text:style-name="L2">
        <text:list-item>
          <text:p text:style-name="P8"><text:span text:style-name="T6">П</text:span><text:span text:style-name="T4">ечать индивидуального графика работ курьерам, с учетом их текущей</text:span></text:p>
        </text:list-item>
      </text:list>
      <text:p text:style-name="P1">загруженности.</text:p>
      <text:p text:style-name="P3">4. Требования к системе</text:p>
      <text:list xml:id="list3751195674" text:style-name="L4">
        <text:list-item>
          <text:p text:style-name="P10"><text:span text:style-name="T4">Средства защиты данных от несанкционированного доступа.</text:span></text:p>
        </text:list-item>
        <text:list-item>
          <text:p text:style-name="P10"><text:span text:style-name="T4">Возможность удаленного доступа.</text:span></text:p>
        </text:list-item>
        <text:list-item>
          <text:p text:style-name="P10"><text:span text:style-name="T4">Управление запасами. Оперативное получение информации об</text:span></text:p>
        </text:list-item>
      </text:list>
      <text:p text:style-name="P1">остатках на складе.</text:p>
      <text:list xml:id="list3238354686" text:style-name="L5">
        <text:list-item>
          <text:p text:style-name="P11"><text:span text:style-name="T4">Управление закупками.</text:span></text:p>
        </text:list-item>
        <text:list-item>
          <text:p text:style-name="P11"><text:span text:style-name="T4"><text:s/>Полный контроль взаиморасчетов с поставщиками и клиентами.</text:span></text:p>
        </text:list-item>
      </text:list>
      <text:p text:style-name="P5"><text:span text:style-name="T7">5. Состав и содержание работ по созданию системы</text:span><text:span text:style-name="T4">Система предназначена для выполнения следующих действий:</text:span></text:p>
      <text:list xml:id="list104200222" text:style-name="L7">
        <text:list-item>
          <text:p text:style-name="P12"><text:span text:style-name="T4">ввод, вывод, хранение и обработка информации поступивших заказах;</text:span></text:p>
        </text:list-item>
        <text:list-item>
          <text:p text:style-name="P12"><text:span text:style-name="T4">информация о заказчиках включает сведения об их личных данных, которые при необходимости можно изменить;</text:span></text:p>
        </text:list-item>
        <text:list-item>
          <text:p text:style-name="P12"><text:span text:style-name="T4">информация о курьере включает сведения об их личных данных (ФИО,контактный телефон), которые также при необходимости можно изменить;</text:span></text:p>
        </text:list-item>
        <text:list-item>
          <text:p text:style-name="P12"><text:span text:style-name="T4">поиск</text:span><text:span text:style-name="T5"> </text:span><text:span text:style-name="T6">наборов еды</text:span><text:span text:style-name="T5"> </text:span><text:span text:style-name="T4">в зависимости от цены;</text:span></text:p>
        </text:list-item>
        <text:list-item>
          <text:p text:style-name="P13"><text:span text:style-name="T4">поиск</text:span><text:span text:style-name="T5"> </text:span><text:span text:style-name="T6">наборов еды</text:span><text:span text:style-name="T5"> </text:span><text:span text:style-name="T4">в зависимости от </text:span><text:span text:style-name="T6">скорости готовки</text:span><text:span text:style-name="T4">;</text:span></text:p>
        </text:list-item>
        <text:list-item>
          <text:p text:style-name="P12"><text:span text:style-name="T4">оформление спецзаказа, исходя из требований заказчиков;</text:span></text:p>
        </text:list-item>
        <text:list-item>
          <text:p text:style-name="P13"><text:span text:style-name="T4">оформление факта отказа клиента от заказа.</text:span></text:p>
        </text:list-item>
      </text:list>
      <text:p text:style-name="P15"><text:span text:style-name="T7">Предусматривается формирование и печать следующих документов:</text:span></text:p>
      <text:list xml:id="list529375786" text:style-name="L8">
        <text:list-item>
          <text:p text:style-name="P2">печать чека на сформированный заказ;</text:p>
        </text:list-item>
        <text:list-item>
          <text:p text:style-name="P14"><text:span text:style-name="T4"><text:s/>печать отчетной документации по оплаченным и доставленным заказам за день;</text:span></text:p>
        </text:list-item>
      </text:list>
      <text:list xml:id="list4038287061" text:style-name="L9">
        <text:list-item>
          <text:p text:style-name="P16"><text:span text:style-name="T4">печать отчетной документации по оплаченным и доставленным заказам</text:span></text:p>
          <text:p text:style-name="P16"><text:soft-page-break/><text:span text:style-name="T4">за отчетный период;</text:span></text:p>
        </text:list-item>
        <text:list-item>
          <text:p text:style-name="P16"><text:span text:style-name="T4">печать индивидуального графика работ курьерам, с учетом их текущей</text:span></text:p>
          <text:p text:style-name="P16"><text:span text:style-name="T4">загруженности;</text:span></text:p>
        </text:list-item>
      </text:list>
      <text:p text:style-name="P3"><text:span text:style-name="T3">6</text:span>. Требования к документированию</text:p>
      <text:p text:style-name="P1">Основными документами, регламентирующими разработку будущих</text:p>
      <text:p text:style-name="P1">программ, должны быть документы Единой Системы Программной</text:p>
      <text:p text:style-name="P1">Документации (ЕСПД); руководство пользователя, руководство</text:p>
      <text:p text:style-name="P1">администратора, описание применения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20-10-25T11:48:46.444000000</dc:date>
    <meta:editing-duration>PT1M1S</meta:editing-duration>
    <meta:editing-cycles>1</meta:editing-cycles>
    <meta:document-statistic meta:table-count="0" meta:image-count="0" meta:object-count="0" meta:page-count="3" meta:paragraph-count="42" meta:word-count="292" meta:character-count="2199" meta:non-whitespace-character-count="1970"/>
  </office:meta>
</office:document-meta>
</file>